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8" style:family="table-cell" style:parent-style-name="Default" style:data-style-name="N38">
      <style:table-cell-properties fo:border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9" style:family="table-cell" style:parent-style-name="Default" style:data-style-name="N36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ED4C05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color="#C9211E" fo:font-size="9pt" style:font-size-asian="9pt" style:font-size-complex="9pt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C9211E"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fo:border="thin solid #000000" fo:background-color="#99FFCC"/>
    </style:style>
    <style:style style:name="ce18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19" style:family="table-cell" style:parent-style-name="Default" style:data-style-name="N0">
      <style:table-cell-properties fo:background-color="#99FFCC"/>
    </style:style>
    <style:style style:name="ce20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37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ED4C05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ED4C05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24pt" style:use-optimal-row-height="true" fo:break-before="auto"/>
    </style:style>
    <style:style style:name="ro5" style:family="table-row">
      <style:table-row-properties style:row-height="27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19" table:visibility="collapse"/>
        <table:table-column table:style-name="co3" table:default-cell-style-name="ce22" table:visibility="collapse"/>
        <table:table-column table:style-name="co2" table:default-cell-style-name="ce20"/>
        <table:table-column table:style-name="co4" table:default-cell-style-name="ce1"/>
        <table:table-column table:style-name="co5" table:default-cell-style-name="ce1"/>
        <table:table-column table:style-name="co6" table:number-columns-repeated="16377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8">
            <text:p>160,79 ₽</text:p>
          </table:table-cell>
          <table:table-cell office:value-type="float" office:value="167.25280000000001" table:style-name="ce9">
            <text:p>167,25</text:p>
          </table:table-cell>
          <table:table-cell office:value-type="float" office:value="6.4628000000000156" table:formula="of:=[.C2]-[.B2]" table:style-name="ce10">
            <text:p>6,4628</text:p>
          </table:table-cell>
          <table:table-cell office:value-type="float" office:value="900" table:style-name="ce1">
            <text:p>900</text:p>
          </table:table-cell>
          <table:table-cell table:number-columns-repeated="2" table:style-name="ce1"/>
          <table:table-cell office:value-type="float" office:value="900" table:formula="of:=[.E2]" table:style-name="ce1">
            <text:p>900</text:p>
          </table:table-cell>
          <table:table-cell table:number-columns-repeated="16376"/>
        </table:table-row>
        <table:table-row table:style-name="ro3" table:visibility="filter">
          <table:table-cell office:value-type="string" table:style-name="ce7">
            <text:p><text:s/>058 <text:s/>Колбаса Докторская Особая ТМ Особый рецепт,<text:s text:c="2"/><text:span text:style-name="T3">0,5кг</text:span>, ПОКОМ, шт</text:p>
          </table:table-cell>
          <table:table-cell office:value-type="float" office:value="117.62792" table:style-name="ce8">
            <text:p>117,63 ₽</text:p>
          </table:table-cell>
          <table:table-cell office:value-type="float" office:value="123.2296" table:style-name="ce9">
            <text:p>123,23</text:p>
          </table:table-cell>
          <table:table-cell office:value-type="float" office:value="5.6016800000000018" table:formula="of:=[.C3]-[.B3]" table:style-name="ce10">
            <text:p>5,60168</text:p>
          </table:table-cell>
          <table:table-cell table:number-columns-repeated="3" table:style-name="ce1"/>
          <table:table-cell office:value-type="float" office:value="0" table:formula="of:=[.E3]" table:style-name="ce1">
            <text:p>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8">
            <text:p>160,80 ₽</text:p>
          </table:table-cell>
          <table:table-cell office:value-type="float" office:value="167.26320000000001" table:style-name="ce9">
            <text:p>167,26</text:p>
          </table:table-cell>
          <table:table-cell office:value-type="float" office:value="6.4632000000000005" table:formula="of:=[.C4]-[.B4]" table:style-name="ce10">
            <text:p>6,4632</text:p>
          </table:table-cell>
          <table:table-cell table:number-columns-repeated="3" table:style-name="ce1"/>
          <table:table-cell office:value-type="float" office:value="0" table:formula="of:=[.E4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01 <text:s/>Ветчина Нежная ТМ Особый рецепт, (2,5кг), ПОКОМ, кг</text:p>
          </table:table-cell>
          <table:table-cell office:value-type="float" office:value="226.24" table:style-name="ce8">
            <text:p>226,24 ₽</text:p>
          </table:table-cell>
          <table:table-cell office:value-type="float" office:value="231.2602" table:style-name="ce9">
            <text:p>231,26</text:p>
          </table:table-cell>
          <table:table-cell office:value-type="float" office:value="5.0201999999999884" table:formula="of:=[.C5]-[.B5]" table:style-name="ce10">
            <text:p>5,0202</text:p>
          </table:table-cell>
          <table:table-cell office:value-type="float" office:value="900" table:style-name="ce1">
            <text:p>900</text:p>
          </table:table-cell>
          <table:table-cell table:number-columns-repeated="2" table:style-name="ce1"/>
          <table:table-cell office:value-type="float" office:value="900" table:formula="of:=[.E5]" table:style-name="ce1">
            <text:p>90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11">
            <text:p><text:s/>043 <text:s/>Ветчина Нежная ТМ Особый рецепт, п/а<text:span text:style-name="T1">, 0,4кг<text:s/></text:span>ПОКОМ, шт</text:p>
          </table:table-cell>
          <table:table-cell office:value-type="float" office:value="127.1589" table:style-name="ce8">
            <text:p>127,16 ₽</text:p>
          </table:table-cell>
          <table:table-cell office:value-type="float" office:value="133.21360000000001" table:style-name="ce9">
            <text:p>133,21</text:p>
          </table:table-cell>
          <table:table-cell office:value-type="float" office:value="6.0547000000000111" table:formula="of:=[.C6]-[.B6]" table:style-name="ce10">
            <text:p>6,0547</text:p>
          </table:table-cell>
          <table:table-cell table:number-columns-repeated="3" table:style-name="ce1"/>
          <table:table-cell office:value-type="float" office:value="0" table:formula="of:=[.E6]" table:style-name="ce1">
            <text:p>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8">
            <text:p>160,80 ₽</text:p>
          </table:table-cell>
          <table:table-cell office:value-type="float" office:value="167.49199999999999" table:style-name="ce9">
            <text:p>167,49</text:p>
          </table:table-cell>
          <table:table-cell office:value-type="float" office:value="6.6919999999999789" table:formula="of:=[.C7]-[.B7]" table:style-name="ce10">
            <text:p>6,692</text:p>
          </table:table-cell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float" office:value="60" table:formula="of:=[.E7]" table:style-name="ce1">
            <text:p>6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12">
            <text:p><text:s/>068 <text:s/>Колбаса Особая ТМ Особый рецепт, 0,5 кг, ПОКОМ, шт</text:p>
          </table:table-cell>
          <table:table-cell office:value-type="float" office:value="112.02594000000001" table:style-name="ce8">
            <text:p>112,03 ₽</text:p>
          </table:table-cell>
          <table:table-cell office:value-type="float" office:value="117.3536" table:style-name="ce9">
            <text:p>117,35</text:p>
          </table:table-cell>
          <table:table-cell office:value-type="float" office:value="5.3276599999999945" table:formula="of:=[.C8]-[.B8]" table:style-name="ce10">
            <text:p>5,32766</text:p>
          </table:table-cell>
          <table:table-cell table:number-columns-repeated="3" table:style-name="ce1"/>
          <table:table-cell office:value-type="float" office:value="0" table:formula="of:=[.E8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pan text:style-name="T1">005</text:span><text:s/>Колбаса Докторская ГОСТ, Вязанка вектор,ВЕС. ПОКОМ, кг</text:p>
          </table:table-cell>
          <table:table-cell office:value-type="float" office:value="313.91455200000001" table:style-name="ce8">
            <text:p>313,91 ₽</text:p>
          </table:table-cell>
          <table:table-cell office:value-type="float" office:value="328.04719999999998" table:style-name="ce9">
            <text:p>328,05</text:p>
          </table:table-cell>
          <table:table-cell office:value-type="float" office:value="14.132647999999961" table:formula="of:=[.C9]-[.B9]" table:style-name="ce10">
            <text:p>14,132648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100" table:formula="of:=[.E9]" table:style-name="ce1">
            <text:p>10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8">
            <text:p>256,01 ₽</text:p>
          </table:table-cell>
          <table:table-cell office:value-type="float" office:value="268.16399999999999" table:style-name="ce9">
            <text:p>268,16</text:p>
          </table:table-cell>
          <table:table-cell office:value-type="float" office:value="12.149699999999996" table:formula="of:=[.C10]-[.B10]" table:style-name="ce10">
            <text:p>12,1497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float" office:value="20" table:formula="of:=[.E10]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023 <text:s/>Колбаса Докторская ГОСТ, Вязанка вектор,<text:span text:style-name="T3"><text:s/>0,4</text:span><text:s/>кг, ПОКОМ, шт</text:p>
          </table:table-cell>
          <table:table-cell office:value-type="float" office:value="174.51502500000001" table:style-name="ce8">
            <text:p>174,52 ₽</text:p>
          </table:table-cell>
          <table:table-cell office:value-type="float" office:value="160.31440000000001" table:style-name="ce9">
            <text:p>160,31</text:p>
          </table:table-cell>
          <table:table-cell office:value-type="float" office:value="-14.200625000000002" table:formula="of:=[.C11]-[.B11]" table:style-name="ce10">
            <text:p>-14,200625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string" table:style-name="ce1">
            <text:p>шт</text:p>
          </table:table-cell>
          <table:table-cell office:value-type="float" office:value="24" table:formula="of:=[.E11]*0.4" table:style-name="ce1">
            <text:p>24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8">
            <text:p>255,70 ₽</text:p>
          </table:table-cell>
          <table:table-cell office:value-type="float" office:value="267.95600000000002" table:style-name="ce9">
            <text:p>267,96</text:p>
          </table:table-cell>
          <table:table-cell office:value-type="float" office:value="12.255000000000024" table:formula="of:=[.C12]-[.B12]" table:style-name="ce10">
            <text:p>12,255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float" office:value="50" table:formula="of:=[.E12]" table:style-name="ce1">
            <text:p>50</text:p>
          </table:table-cell>
          <table:table-cell table:number-columns-repeated="16376"/>
        </table:table-row>
        <table:table-row table:style-name="ro3" table:visibility="filter">
          <table:table-cell office:value-type="string" table:style-name="ce7">
            <text:p><text:s/>025 <text:s/>Колбаса Молочная стародворская, Вязанка вектор<text:s/><text:span text:style-name="T3">0,5</text:span><text:s/>кг,ПОКОМ, шт</text:p>
          </table:table-cell>
          <table:table-cell office:value-type="float" office:value="165.70038" table:style-name="ce8">
            <text:p>165,70 ₽</text:p>
          </table:table-cell>
          <table:table-cell office:value-type="float" office:value="146.37540000000001" table:style-name="ce9">
            <text:p>146,38</text:p>
          </table:table-cell>
          <table:table-cell office:value-type="float" office:value="-19.324979999999982" table:formula="of:=[.C13]-[.B13]" table:style-name="ce10">
            <text:p>-19,32498</text:p>
          </table:table-cell>
          <table:table-cell table:number-columns-repeated="3" table:style-name="ce1"/>
          <table:table-cell office:value-type="float" office:value="0" table:formula="of:=[.E13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pan text:style-name="T1">001<text:s/></text:span>Ветчина Столичная Вязанка, вектор, ВЕС.ПОКОМ, кг</text:p>
          </table:table-cell>
          <table:table-cell office:value-type="float" office:value="266.52" table:style-name="ce8">
            <text:p>266,52 ₽</text:p>
          </table:table-cell>
          <table:table-cell office:value-type="float" office:value="278.6472" table:style-name="ce13">
            <text:p>278,6472</text:p>
          </table:table-cell>
          <table:table-cell office:value-type="float" office:value="12.127200000000016" table:formula="of:=[.C14]-[.B14]" table:style-name="ce10">
            <text:p>12,1272</text:p>
          </table:table-cell>
          <table:table-cell office:value-type="float" office:value="300" table:style-name="ce1">
            <text:p>300</text:p>
          </table:table-cell>
          <table:table-cell table:number-columns-repeated="2" table:style-name="ce1"/>
          <table:table-cell office:value-type="float" office:value="300" table:formula="of:=[.E14]" table:style-name="ce1">
            <text:p>30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14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8">
            <text:p>194,99 ₽</text:p>
          </table:table-cell>
          <table:table-cell office:value-type="float" office:value="182.37299999999999" table:style-name="ce9">
            <text:p>182,37</text:p>
          </table:table-cell>
          <table:table-cell office:value-type="float" office:value="-12.616088000000019" table:formula="of:=[.C15]-[.B15]" table:style-name="ce10">
            <text:p>-12,616088</text:p>
          </table:table-cell>
          <table:table-cell table:number-columns-repeated="3" table:style-name="ce1"/>
          <table:table-cell office:value-type="float" office:value="0" table:formula="of:=[.E15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8">
            <text:p>278,84 ₽</text:p>
          </table:table-cell>
          <table:table-cell office:value-type="float" office:value="285.7124" table:style-name="ce9">
            <text:p>285,71</text:p>
          </table:table-cell>
          <table:table-cell office:value-type="float" office:value="6.8739080000000286" table:formula="of:=[.C16]-[.B16]" table:style-name="ce10">
            <text:p>6,873908</text:p>
          </table:table-cell>
          <table:table-cell table:number-columns-repeated="3" table:style-name="ce1"/>
          <table:table-cell office:value-type="float" office:value="0" table:formula="of:=[.E16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8">
            <text:p>173,61 ₽</text:p>
          </table:table-cell>
          <table:table-cell office:value-type="float" office:value="159.48759999999999" table:style-name="ce9">
            <text:p>159,49</text:p>
          </table:table-cell>
          <table:table-cell office:value-type="float" office:value="-14.120510000000024" table:formula="of:=[.C17]-[.B17]" table:style-name="ce10">
            <text:p>-14,12051</text:p>
          </table:table-cell>
          <table:table-cell table:number-columns-repeated="3" table:style-name="ce1"/>
          <table:table-cell office:value-type="float" office:value="0" table:formula="of:=[.E17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8">
            <text:p>219,70 ₽</text:p>
          </table:table-cell>
          <table:table-cell office:value-type="float" office:value="213.71719999999999" table:style-name="ce9">
            <text:p>213,72</text:p>
          </table:table-cell>
          <table:table-cell office:value-type="float" office:value="-5.9842220000000168" table:formula="of:=[.C18]-[.B18]" table:style-name="ce10">
            <text:p>-5,984222</text:p>
          </table:table-cell>
          <table:table-cell table:number-columns-repeated="3" table:style-name="ce1"/>
          <table:table-cell office:value-type="float" office:value="0" table:formula="of:=[.E18]" table:style-name="ce1">
            <text:p>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8">
            <text:p>217,61 ₽</text:p>
          </table:table-cell>
          <table:table-cell office:value-type="float" office:value="211.68199999999999" table:style-name="ce9">
            <text:p>211,68</text:p>
          </table:table-cell>
          <table:table-cell office:value-type="float" office:value="-5.9289380000000165" table:formula="of:=[.C19]-[.B19]" table:style-name="ce10">
            <text:p>-5,928938</text:p>
          </table:table-cell>
          <table:table-cell table:number-columns-repeated="3" table:style-name="ce1"/>
          <table:table-cell office:value-type="float" office:value="0" table:formula="of:=[.E19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59 <text:s/>Колбаса Докторская по-стародворски<text:s text:c="2"/><text:span text:style-name="T3">0.5 к</text:span>г, ПОКОМ, шт</text:p>
          </table:table-cell>
          <table:table-cell office:value-type="float" office:value="120.120814" table:style-name="ce8">
            <text:p>120,12 ₽</text:p>
          </table:table-cell>
          <table:table-cell office:value-type="float" office:value="111.6604" table:style-name="ce9">
            <text:p>111,66</text:p>
          </table:table-cell>
          <table:table-cell office:value-type="float" office:value="-8.4604140000000001" table:formula="of:=[.C20]-[.B20]" table:style-name="ce10">
            <text:p>-8,460414</text:p>
          </table:table-cell>
          <table:table-cell table:number-columns-repeated="3" table:style-name="ce1"/>
          <table:table-cell office:value-type="float" office:value="0" table:formula="of:=[.E20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pan text:style-name="T1">222<text:s/></text:span>Колбаса Докторская стародворская, ВЕС, ВсхЗв ПОКОМ, кг</text:p>
          </table:table-cell>
          <table:table-cell office:value-type="float" office:value="248.82038600000001" table:style-name="ce8">
            <text:p>248,82 ₽</text:p>
          </table:table-cell>
          <table:table-cell office:value-type="float" office:value="242.02979999999999" table:style-name="ce9">
            <text:p>242,03</text:p>
          </table:table-cell>
          <table:table-cell office:value-type="float" office:value="-6.7905860000000189" table:formula="of:=[.C21]-[.B21]" table:style-name="ce10">
            <text:p>-6,790586</text:p>
          </table:table-cell>
          <table:table-cell office:value-type="float" office:value="320" table:style-name="ce1">
            <text:p>320</text:p>
          </table:table-cell>
          <table:table-cell table:number-columns-repeated="2" table:style-name="ce1"/>
          <table:table-cell office:value-type="float" office:value="320" table:formula="of:=[.E21]" table:style-name="ce1">
            <text:p>32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8">
            <text:p>260,20 ₽</text:p>
          </table:table-cell>
          <table:table-cell office:value-type="float" office:value="275.18400000000003" table:style-name="ce9">
            <text:p>275,18</text:p>
          </table:table-cell>
          <table:table-cell office:value-type="float" office:value="14.98353000000003" table:formula="of:=[.C22]-[.B22]" table:style-name="ce10">
            <text:p>14,98353</text:p>
          </table:table-cell>
          <table:table-cell office:value-type="float" office:value="180" table:style-name="ce1">
            <text:p>180</text:p>
          </table:table-cell>
          <table:table-cell table:number-columns-repeated="2" table:style-name="ce1"/>
          <table:table-cell office:value-type="float" office:value="180" table:formula="of:=[.E22]" table:style-name="ce1">
            <text:p>18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8">
            <text:p>218,83 ₽</text:p>
          </table:table-cell>
          <table:table-cell office:value-type="float" office:value="229.23679999999999" table:style-name="ce9">
            <text:p>229,24</text:p>
          </table:table-cell>
          <table:table-cell office:value-type="float" office:value="10.408089999999987" table:formula="of:=[.C23]-[.B23]" table:style-name="ce10">
            <text:p>10,40809</text:p>
          </table:table-cell>
          <table:table-cell table:number-columns-repeated="3" table:style-name="ce1"/>
          <table:table-cell office:value-type="float" office:value="0" table:formula="of:=[.E23]" table:style-name="ce1">
            <text:p>0</text:p>
          </table:table-cell>
          <table:table-cell table:number-columns-repeated="16376"/>
        </table:table-row>
        <table:table-row table:style-name="ro5" table:visibility="filter">
          <table:table-cell office:value-type="string" table:style-name="ce7">
            <text:p><text:span text:style-name="T1">239<text:s/></text:span>Колбаса Салями запеч Дугушка, оболочка вектор, ВЕС, ТМ Стародворье ПОКОМ, кг</text:p>
          </table:table-cell>
          <table:table-cell office:value-type="float" office:value="287.48537599999997" table:style-name="ce8">
            <text:p>287,49 ₽</text:p>
          </table:table-cell>
          <table:table-cell office:value-type="float" office:value="304.05439999999999" table:style-name="ce9">
            <text:p>304,05</text:p>
          </table:table-cell>
          <table:table-cell office:value-type="float" office:value="16.569024000000013" table:formula="of:=[.C24]-[.B24]" table:style-name="ce10">
            <text:p>16,569024</text:p>
          </table:table-cell>
          <table:table-cell table:number-columns-repeated="3" table:style-name="ce1"/>
          <table:table-cell office:value-type="float" office:value="0" table:formula="of:=[.E24]" table:style-name="ce1">
            <text:p>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8">
            <text:p>273,98 ₽</text:p>
          </table:table-cell>
          <table:table-cell office:value-type="float" office:value="289.79599999999999" table:style-name="ce9">
            <text:p>289,80</text:p>
          </table:table-cell>
          <table:table-cell office:value-type="float" office:value="15.81385499999999" table:formula="of:=[.C25]-[.B25]" table:style-name="ce10">
            <text:p>15,813855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float" office:value="20" table:formula="of:=[.E25]" table:style-name="ce1">
            <text:p>20</text:p>
          </table:table-cell>
          <table:table-cell table:number-columns-repeated="16376"/>
        </table:table-row>
        <table:table-row table:style-name="ro5">
          <table:table-cell office:value-type="string" table:style-name="ce7">
            <text:p><text:span text:style-name="T1">242</text:span><text:s/>Колбаса Сервелат ЗАПЕЧ.Дугушка ТМ Стародворье, вектор, в/к ПОКОМ, кг</text:p>
          </table:table-cell>
          <table:table-cell office:value-type="float" office:value="271.28205000000003" table:style-name="ce8">
            <text:p>271,28 ₽</text:p>
          </table:table-cell>
          <table:table-cell office:value-type="float" office:value="286.93599999999998" table:style-name="ce9">
            <text:p>286,94</text:p>
          </table:table-cell>
          <table:table-cell office:value-type="float" office:value="15.653949999999952" table:formula="of:=[.C26]-[.B26]" table:style-name="ce10">
            <text:p>15,65395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float" office:value="50" table:formula="of:=[.E26]" table:style-name="ce1">
            <text:p>5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8">
            <text:p>148,63 ₽</text:p>
          </table:table-cell>
          <table:table-cell office:value-type="float" office:value="155.68799999999999" table:style-name="ce13">
            <text:p>155,688</text:p>
          </table:table-cell>
          <table:table-cell office:value-type="float" office:value="7.0579999999999927" table:formula="of:=[.C27]-[.B27]" table:style-name="ce10">
            <text:p>7,058</text:p>
          </table:table-cell>
          <table:table-cell office:value-type="float" office:value="130" table:style-name="ce1">
            <text:p>130</text:p>
          </table:table-cell>
          <table:table-cell table:number-columns-repeated="2" table:style-name="ce1"/>
          <table:table-cell office:value-type="float" office:value="130" table:formula="of:=[.E27]" table:style-name="ce1">
            <text:p>13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8">
            <text:p>298,85 ₽</text:p>
          </table:table-cell>
          <table:table-cell office:value-type="float" office:value="304.69920000000002" table:style-name="ce9">
            <text:p>304,70</text:p>
          </table:table-cell>
          <table:table-cell office:value-type="float" office:value="5.8523500000000013" table:formula="of:=[.C28]-[.B28]" table:style-name="ce10">
            <text:p>5,85235</text:p>
          </table:table-cell>
          <table:table-cell table:number-columns-repeated="3" table:style-name="ce1"/>
          <table:table-cell office:value-type="float" office:value="0" table:formula="of:=[.E28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40 <text:s/>Колбаса Салями охотничья, ВЕС. ПОКОМ, кг</text:p>
          </table:table-cell>
          <table:table-cell office:value-type="float" office:value="736.27" table:style-name="ce8">
            <text:p>736,27 ₽</text:p>
          </table:table-cell>
          <table:table-cell office:value-type="float" office:value="741.61360000000002" table:style-name="ce9">
            <text:p>741,61</text:p>
          </table:table-cell>
          <table:table-cell office:value-type="float" office:value="5.3436000000000377" table:formula="of:=[.C29]-[.B29]" table:style-name="ce10">
            <text:p>5,3436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12" table:formula="of:=[.E29]" table:style-name="ce1">
            <text:p>12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8">
            <text:p>286,39 ₽</text:p>
          </table:table-cell>
          <table:table-cell office:value-type="float" office:value="261.90480000000002" table:style-name="ce9">
            <text:p>261,90</text:p>
          </table:table-cell>
          <table:table-cell office:value-type="float" office:value="-24.484370999999953" table:formula="of:=[.C30]-[.B30]" table:style-name="ce10">
            <text:p>-24,484371</text:p>
          </table:table-cell>
          <table:table-cell table:number-columns-repeated="3" table:style-name="ce1"/>
          <table:table-cell office:value-type="float" office:value="0" table:formula="of:=[.E30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47 <text:s/>Сардельки Нежные, ВЕС. <text:s/>ПОКОМ, кг</text:p>
          </table:table-cell>
          <table:table-cell office:value-type="float" office:value="252.64304000000001" table:style-name="ce8">
            <text:p>252,64 ₽</text:p>
          </table:table-cell>
          <table:table-cell office:value-type="float" office:value="234.3236" table:style-name="ce9">
            <text:p>234,32</text:p>
          </table:table-cell>
          <table:table-cell office:value-type="float" office:value="-18.319440000000014" table:formula="of:=[.C31]-[.B31]" table:style-name="ce10">
            <text:p>-18,31944</text:p>
          </table:table-cell>
          <table:table-cell table:number-columns-repeated="3" table:style-name="ce1"/>
          <table:table-cell office:value-type="float" office:value="0" table:formula="of:=[.E31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8">
            <text:p>280,31 ₽</text:p>
          </table:table-cell>
          <table:table-cell office:value-type="float" office:value="281.67360000000002" table:style-name="ce9">
            <text:p>281,67</text:p>
          </table:table-cell>
          <table:table-cell office:value-type="float" office:value="1.3590200000000436" table:formula="of:=[.C32]-[.B32]" table:style-name="ce10">
            <text:p>1,35902</text:p>
          </table:table-cell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float" office:value="60" table:formula="of:=[.E32]" table:style-name="ce1">
            <text:p>6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7">
            <text:p>323,81</text:p>
          </table:table-cell>
          <table:table-cell office:value-type="float" office:value="329.42" table:style-name="ce15">
            <text:p>329,42</text:p>
          </table:table-cell>
          <table:table-cell office:value-type="float" office:value="5.6100000000000136" table:formula="of:=[.C33]-[.B33]" table:style-name="ce10">
            <text:p>5,61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8" table:formula="of:=[.E33]" table:style-name="ce1">
            <text:p>8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8">
            <text:p>316,09 ₽</text:p>
          </table:table-cell>
          <table:table-cell office:value-type="float" office:value="321.55759999999998" table:style-name="ce9">
            <text:p>321,56</text:p>
          </table:table-cell>
          <table:table-cell office:value-type="float" office:value="5.4676000000000045" table:formula="of:=[.C34]-[.B34]" table:style-name="ce10">
            <text:p>5,4676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float" office:value="20" table:formula="of:=[.E34]" table:style-name="ce1">
            <text:p>2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8">
            <text:p>319,95 ₽</text:p>
          </table:table-cell>
          <table:table-cell office:value-type="float" office:value="325.48880000000003" table:style-name="ce9">
            <text:p>325,49</text:p>
          </table:table-cell>
          <table:table-cell office:value-type="float" office:value="5.5424000000000433" table:formula="of:=[.C35]-[.B35]" table:style-name="ce10">
            <text:p>5,5424</text:p>
          </table:table-cell>
          <table:table-cell table:number-columns-repeated="3" table:style-name="ce1"/>
          <table:table-cell office:value-type="float" office:value="0" table:formula="of:=[.E35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pan text:style-name="T1">265</text:span><text:s/>Колбаса Балыкбургская, ВЕС, ТМ Баварушка ПОКОМ, кг</text:p>
          </table:table-cell>
          <table:table-cell office:value-type="float" office:value="326.83087" table:style-name="ce8">
            <text:p>326,83 ₽</text:p>
          </table:table-cell>
          <table:table-cell office:value-type="float" office:value="332.4984" table:style-name="ce9">
            <text:p>332,50</text:p>
          </table:table-cell>
          <table:table-cell office:value-type="float" office:value="5.6675299999999993" table:formula="of:=[.C36]-[.B36]" table:style-name="ce10">
            <text:p>5,66753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10" table:formula="of:=[.E36]" table:style-name="ce1">
            <text:p>1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43 <text:s/>Колбаса Сервелат Зернистый, ВЕС. <text:s/>ПОКОМ, кг</text:p>
          </table:table-cell>
          <table:table-cell office:value-type="float" office:value="319.63" table:style-name="ce8">
            <text:p>319,63 ₽</text:p>
          </table:table-cell>
          <table:table-cell office:value-type="float" office:value="301.0718" table:style-name="ce9">
            <text:p>301,07</text:p>
          </table:table-cell>
          <table:table-cell office:value-type="float" office:value="-18.558199999999999" table:formula="of:=[.C37]-[.B37]" table:style-name="ce10">
            <text:p>-18,5582</text:p>
          </table:table-cell>
          <table:table-cell office:value-type="float" office:value="70" table:style-name="ce1">
            <text:p>70</text:p>
          </table:table-cell>
          <table:table-cell table:number-columns-repeated="2" table:style-name="ce1"/>
          <table:table-cell office:value-type="float" office:value="70" table:formula="of:=[.E37]" table:style-name="ce1">
            <text:p>7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pan text:style-name="T1">244</text:span><text:s/>Колбаса Сервелат Кремлевский, ВЕС. ПОКОМ, кг</text:p>
          </table:table-cell>
          <table:table-cell office:value-type="float" office:value="288.51130000000001" table:style-name="ce8">
            <text:p>288,51 ₽</text:p>
          </table:table-cell>
          <table:table-cell office:value-type="float" office:value="299.32240000000002" table:style-name="ce9">
            <text:p>299,32</text:p>
          </table:table-cell>
          <table:table-cell office:value-type="float" office:value="10.81110000000001" table:formula="of:=[.C38]-[.B38]" table:style-name="ce10">
            <text:p>10,8111</text:p>
          </table:table-cell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float" office:value="40" table:formula="of:=[.E38]" table:style-name="ce1">
            <text:p>4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8">
            <text:p>270,58 ₽</text:p>
          </table:table-cell>
          <table:table-cell office:value-type="float" office:value="272.54239999999999" table:style-name="ce9">
            <text:p>272,54</text:p>
          </table:table-cell>
          <table:table-cell office:value-type="float" office:value="1.9624499999999898" table:formula="of:=[.C39]-[.B39]" table:style-name="ce10">
            <text:p>1,96245</text:p>
          </table:table-cell>
          <table:table-cell table:number-columns-repeated="3" table:style-name="ce1"/>
          <table:table-cell office:value-type="float" office:value="0" table:formula="of:=[.E39]" table:style-name="ce1">
            <text:p>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8">
            <text:p>254,75 ₽</text:p>
          </table:table-cell>
          <table:table-cell office:value-type="float" office:value="234.03739999999999" table:style-name="ce9">
            <text:p>234,04</text:p>
          </table:table-cell>
          <table:table-cell office:value-type="float" office:value="-20.709879999999998" table:formula="of:=[.C40]-[.B40]" table:style-name="ce10">
            <text:p>-20,70988</text:p>
          </table:table-cell>
          <table:table-cell table:number-columns-repeated="3" table:style-name="ce1"/>
          <table:table-cell office:value-type="float" office:value="0" table:formula="of:=[.E40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51 <text:s/>Сосиски Баварские, ВЕС. <text:s/>ПОКОМ, кг</text:p>
          </table:table-cell>
          <table:table-cell office:value-type="float" office:value="226.72954999999999" table:style-name="ce8">
            <text:p>226,73 ₽</text:p>
          </table:table-cell>
          <table:table-cell office:value-type="float" office:value="235.22720000000001" table:style-name="ce9">
            <text:p>235,23</text:p>
          </table:table-cell>
          <table:table-cell office:value-type="float" office:value="8.4976500000000215" table:formula="of:=[.C41]-[.B41]" table:style-name="ce10">
            <text:p>8,49765</text:p>
          </table:table-cell>
          <table:table-cell table:number-columns-repeated="3" table:style-name="ce1"/>
          <table:table-cell office:value-type="float" office:value="0" table:formula="of:=[.E41]" table:style-name="ce1">
            <text:p>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8">
            <text:p>208,57 ₽</text:p>
          </table:table-cell>
          <table:table-cell office:value-type="float" office:value="218.48320000000001" table:style-name="ce9">
            <text:p>218,48</text:p>
          </table:table-cell>
          <table:table-cell office:value-type="float" office:value="9.9122500000000002" table:formula="of:=[.C42]-[.B42]" table:style-name="ce10">
            <text:p>9,91225</text:p>
          </table:table-cell>
          <table:table-cell table:number-columns-repeated="3" table:style-name="ce1"/>
          <table:table-cell office:value-type="float" office:value="0" table:formula="of:=[.E42]" table:style-name="ce1">
            <text:p>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8">
            <text:p>199,58 ₽</text:p>
          </table:table-cell>
          <table:table-cell office:value-type="float" office:value="209.08160000000001" table:style-name="ce9">
            <text:p>209,08</text:p>
          </table:table-cell>
          <table:table-cell office:value-type="float" office:value="9.4976000000000056" table:formula="of:=[.C43]-[.B43]" table:style-name="ce10">
            <text:p>9,4976</text:p>
          </table:table-cell>
          <table:table-cell office:value-type="float" office:value="450" table:style-name="ce1">
            <text:p>450</text:p>
          </table:table-cell>
          <table:table-cell table:number-columns-repeated="2" table:style-name="ce1"/>
          <table:table-cell office:value-type="float" office:value="450" table:formula="of:=[.E43]" table:style-name="ce1">
            <text:p>45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53 <text:s/>Сосиски Ганноверские <text:s text:c="2"/>ПОКОМ, кг</text:p>
          </table:table-cell>
          <table:table-cell office:value-type="float" office:value="177.67252500000001" table:style-name="ce8">
            <text:p>177,67 ₽</text:p>
          </table:table-cell>
          <table:table-cell office:value-type="float" office:value="187.91759999999999" table:style-name="ce9">
            <text:p>187,92</text:p>
          </table:table-cell>
          <table:table-cell office:value-type="float" office:value="10.245074999999986" table:formula="of:=[.C44]-[.B44]" table:style-name="ce10">
            <text:p>10,245075</text:p>
          </table:table-cell>
          <table:table-cell office:value-type="float" office:value="900" table:style-name="ce1">
            <text:p>900</text:p>
          </table:table-cell>
          <table:table-cell table:number-columns-repeated="2" table:style-name="ce1"/>
          <table:table-cell office:value-type="float" office:value="900" table:formula="of:=[.E44]" table:style-name="ce1">
            <text:p>90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8">
            <text:p>294,38 ₽</text:p>
          </table:table-cell>
          <table:table-cell office:value-type="float" office:value="295.79680000000002" table:style-name="ce9">
            <text:p>295,80</text:p>
          </table:table-cell>
          <table:table-cell office:value-type="float" office:value="1.4145430000000374" table:formula="of:=[.C45]-[.B45]" table:style-name="ce10">
            <text:p>1,414543</text:p>
          </table:table-cell>
          <table:table-cell table:number-columns-repeated="3" table:style-name="ce1"/>
          <table:table-cell office:value-type="float" office:value="0" table:formula="of:=[.E45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63 <text:s/>Шпикачки Стародворские, ВЕС. <text:s/>ПОКОМ, кг</text:p>
          </table:table-cell>
          <table:table-cell office:value-type="float" office:value="274.20883199999997" table:style-name="ce8">
            <text:p>274,21 ₽</text:p>
          </table:table-cell>
          <table:table-cell office:value-type="float" office:value="239.3586" table:style-name="ce9">
            <text:p>239,36</text:p>
          </table:table-cell>
          <table:table-cell office:value-type="float" office:value="-34.850231999999977" table:formula="of:=[.C46]-[.B46]" table:style-name="ce10">
            <text:p>-34,850232</text:p>
          </table:table-cell>
          <table:table-cell table:number-columns-repeated="3" table:style-name="ce1"/>
          <table:table-cell office:value-type="float" office:value="0" table:formula="of:=[.E46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8">
            <text:p>367,30 ₽</text:p>
          </table:table-cell>
          <table:table-cell office:value-type="float" office:value="369.98" table:style-name="ce9">
            <text:p>369,98</text:p>
          </table:table-cell>
          <table:table-cell office:value-type="float" office:value="2.6843750000000455" table:formula="of:=[.C47]-[.B47]" table:style-name="ce10">
            <text:p>2,684375</text:p>
          </table:table-cell>
          <table:table-cell table:number-columns-repeated="3" table:style-name="ce1"/>
          <table:table-cell office:value-type="float" office:value="0" table:formula="of:=[.E47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8">
            <text:p>230,55 ₽</text:p>
          </table:table-cell>
          <table:table-cell office:value-type="float" office:value="241.51920000000001" table:style-name="ce9">
            <text:p>241,52</text:p>
          </table:table-cell>
          <table:table-cell office:value-type="float" office:value="10.971840000000014" table:formula="of:=[.C48]-[.B48]" table:style-name="ce10">
            <text:p>10,97184</text:p>
          </table:table-cell>
          <table:table-cell office:value-type="float" office:value="70" table:style-name="ce1">
            <text:p>70</text:p>
          </table:table-cell>
          <table:table-cell table:number-columns-repeated="2" table:style-name="ce1"/>
          <table:table-cell office:value-type="float" office:value="70" table:formula="of:=[.E48]" table:style-name="ce1">
            <text:p>7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8">
            <text:p>222,65 ₽</text:p>
          </table:table-cell>
          <table:table-cell office:value-type="float" office:value="234.22880000000001" table:style-name="ce9">
            <text:p>234,23</text:p>
          </table:table-cell>
          <table:table-cell office:value-type="float" office:value="11.58184" table:formula="of:=[.C49]-[.B49]" table:style-name="ce10">
            <text:p>11,58184</text:p>
          </table:table-cell>
          <table:table-cell table:number-columns-repeated="3" table:style-name="ce1"/>
          <table:table-cell office:value-type="float" office:value="0" table:formula="of:=[.E49]" table:style-name="ce1">
            <text:p>0</text:p>
          </table:table-cell>
          <table:table-cell table:number-columns-repeated="16376"/>
        </table:table-row>
        <table:table-row table:style-name="ro4">
          <table:table-cell office:value-type="string" table:style-name="ce16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8">
            <text:p>889,20 ₽</text:p>
          </table:table-cell>
          <table:table-cell office:value-type="float" office:value="895.65840000000003" table:style-name="ce9">
            <text:p>895,66</text:p>
          </table:table-cell>
          <table:table-cell office:value-type="float" office:value="6.4583999999999833" table:formula="of:=[.C50]-[.B50]" table:style-name="ce10">
            <text:p>6,4584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float" office:value="20" table:formula="of:=[.E50]" table:style-name="ce1">
            <text:p>2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Ветчина Вязанка с индейкой вес</text:p>
          </table:table-cell>
          <table:table-cell office:value-type="float" office:value="329.66404999999997" table:style-name="ce8">
            <text:p>329,66 ₽</text:p>
          </table:table-cell>
          <table:table-cell office:value-type="float" office:value="336.12799999999999" table:style-name="ce9">
            <text:p>336,13</text:p>
          </table:table-cell>
          <table:table-cell office:value-type="float" office:value="6.4639500000000112" table:formula="of:=[.C51]-[.B51]" table:style-name="ce10">
            <text:p>6,46395</text:p>
          </table:table-cell>
          <table:table-cell table:number-columns-repeated="3" table:style-name="ce1"/>
          <table:table-cell office:value-type="float" office:value="0" table:formula="of:=[.E51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8">
            <text:p>231,55 ₽</text:p>
          </table:table-cell>
          <table:table-cell office:value-type="float" office:value="212.7208" table:style-name="ce9">
            <text:p>212,72</text:p>
          </table:table-cell>
          <table:table-cell office:value-type="float" office:value="-18.833089999999999" table:formula="of:=[.C52]-[.B52]" table:style-name="ce10">
            <text:p>-18,83309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office:value-type="float" office:value="120" table:formula="of:=[.E52]" table:style-name="ce1">
            <text:p>12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Ветчина Балыкбургская Баварушка</text:p>
          </table:table-cell>
          <table:table-cell office:value-type="float" office:value="280.21312499999999" table:style-name="ce8">
            <text:p>280,21 ₽</text:p>
          </table:table-cell>
          <table:table-cell office:value-type="float" office:value="285.07440000000003" table:style-name="ce9">
            <text:p>285,07</text:p>
          </table:table-cell>
          <table:table-cell office:value-type="float" office:value="4.8612750000000347" table:formula="of:=[.C53]-[.B53]" table:style-name="ce10">
            <text:p>4,861275</text:p>
          </table:table-cell>
          <table:table-cell table:number-columns-repeated="3" table:style-name="ce1"/>
          <table:table-cell office:value-type="float" office:value="0" table:formula="of:=[.E53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Сосиски Датские в газе</text:p>
          </table:table-cell>
          <table:table-cell table:style-name="ce6"/>
          <table:table-cell table:style-name="ce17"/>
          <table:table-cell office:value-type="float" office:value="0" table:formula="of:=[.C54]-[.B54]" table:style-name="ce10">
            <text:p>0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8" table:formula="of:=[.E54]" table:style-name="ce1">
            <text:p>8</text:p>
          </table:table-cell>
          <table:table-cell table:number-columns-repeated="16376"/>
        </table:table-row>
        <table:table-row table:style-name="ro2" table:visibility="filter">
          <table:table-cell table:style-name="ce18"/>
          <table:table-cell table:style-name="ce1"/>
          <table:table-cell table:style-name="ce19"/>
          <table:table-cell table:style-name="ce10"/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table:style-name="ce19"/>
          <table:table-cell table:style-name="ce10"/>
          <table:table-cell office:value-type="float" office:value="4878" table:formula="of:=SUM([.E2:.E54])" table:style-name="ce20">
            <text:p>4878</text:p>
          </table:table-cell>
          <table:table-cell table:number-columns-repeated="2" table:style-name="ce1"/>
          <table:table-cell office:value-type="float" office:value="4842" table:formula="of:=SUM([.H2:.H54])" table:style-name="ce20">
            <text:p>4842</text:p>
          </table:table-cell>
          <table:table-cell table:number-columns-repeated="16376"/>
        </table:table-row>
        <table:table-row table:number-rows-repeated="2" table:style-name="ro2">
          <table:table-cell table:number-columns-repeated="2" table:style-name="ce1"/>
          <table:table-cell table:style-name="ce19"/>
          <table:table-cell table:style-name="ce10"/>
          <table:table-cell table:style-name="ce20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style-name="ce19"/>
          <table:table-cell table:style-name="ce21"/>
          <table:table-cell table:style-name="ce20"/>
          <table:table-cell table:number-columns-repeated="16379" table:style-name="ce1"/>
        </table:table-row>
        <table:table-row table:number-rows-repeated="5" table:style-name="ro2">
          <table:table-cell table:number-columns-repeated="2" table:style-name="ce1"/>
          <table:table-cell table:style-name="ce19"/>
          <table:table-cell table:style-name="ce10"/>
          <table:table-cell table:style-name="ce20"/>
          <table:table-cell table:number-columns-repeated="16379" table:style-name="ce1"/>
        </table:table-row>
        <table:table-row table:number-rows-repeated="35" table:style-name="ro2">
          <table:table-cell table:number-columns-repeated="3"/>
          <table:table-cell table:style-name="ce10"/>
          <table:table-cell table:number-columns-repeated="16380"/>
        </table:table-row>
        <table:table-row table:number-rows-repeated="1048477" table:style-name="ro6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database-ranges>
        <table:database-range table:target-range-address="Лист1.A1:Лист1.E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decimal-places="2" number:min-integer-digits="1"/>
    </number:number-style>
    <number:date-style style:name="N37">
      <number:day number:style="long"/>
      <number:text>.</number:text>
      <number:month number:style="long"/>
      <number:text>.</number:text>
      <number:year/>
    </number:date-style>
    <number:number-style style:name="N38">
      <number:number number:decimal-places="2" number:min-integer-digits="1" number:grouping="true"/>
      <number:text> ₽</number:text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5-09-23T08:04:24Z</dc:date>
    <meta:print-date>2025-07-12T11:57:59Z</meta:print-date>
    <meta:editing-cycles>184</meta:editing-cycles>
    <meta:editing-duration>PT368813S</meta:editing-duration>
  </office:meta>
</office:document-meta>
</file>